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9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025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464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761cm" fo:min-width="1.4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29cm" fo:min-width="4.794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2.20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3.45cm" svg:height="1.036cm" svg:x="2.15cm" svg:y="6.914cm">
          <text:p text:style-name="P1"><text:span text:style-name="T1">FIP 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3.532cm" svg:height="1.036cm" svg:x="10.603cm" svg:y="3.416cm">
          <text:p text:style-name="P1"><text:span text:style-name="T1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84cm" draw:transform="rotate (-3.14159265358979) translate (10.741cm 7.5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2.971cm" svg:height="1.036cm" svg:x="15.35cm" svg:y="9.914cm">
          <text:p text:style-name="P1"><text:span text:style-name="T1">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1.914cm" svg:height="2.0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5" draw:layer="layout" svg:width="5.301cm" svg:height="1.436cm" svg:x="14.699cm" svg:y="8.15cm">
          <text:p text:style-name="P4"><text:span text:style-name="T2">chosen-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127cm" svg:height="4.291cm" draw:transform="rotate (-3.14159265358979) translate (4.097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3" draw:text-style-name="P6" draw:layer="layout" svg:width="3.832cm" svg:height="5.313cm" svg:x="1.95cm" svg:y="6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4" draw:text-style-name="P2" draw:layer="layout" svg:width="3.85cm" svg:height="1.036cm" svg:x="-0.3cm" svg:y="5.614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3.85cm" svg:height="1.036cm" svg:x="2cm" svg:y="9.099cm">
          <text:p text:style-name="P1"><text:span text:style-name="T1">FIP Meta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4" draw:text-style-name="P2" draw:layer="layout" svg:width="3.85cm" svg:height="1.036cm" svg:x="2cm" svg:y="9.099cm">
          <text:p text:style-name="P1"><text:span text:style-name="T1">FIP Meta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5" draw:text-style-name="P3" draw:layer="layout" svg:width="0.017cm" svg:height="1.737cm" draw:transform="rotate (-3.14159265358979) translate (12.331cm 3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8" draw:text-style-name="P5" draw:layer="layout" svg:width="5.351cm" svg:height="1.036cm" svg:x="12.299cm" svg:y="2.445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4T07:05:33.538293157</dc:date>
    <dc:creator>Tobias Kuhn</dc:creator>
    <meta:editing-duration>PT17M23S</meta:editing-duration>
    <meta:editing-cycles>10</meta:editing-cycles>
    <meta:generator>LibreOffice/6.4.5.2$Linux_X86_64 LibreOffice_project/40$Build-2</meta:generator>
    <meta:document-statistic meta:object-count="20"/>
  </office:meta>
</office:document-meta>
</file>